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6.524cm" svg:height="1.347cm" draw:transform="rotate (2.02842165666781) translate (5.8714169604124cm 8.7080082504968cm)" svg:viewBox="0 0 6525 1348" svg:d="M6504 826c-340 29-2317 220-3207 296-891 76-2610 250-2973 223-131 5-476-818-248-828 272 14 2239-96 3191-168 951-71 2578-292 2936-349 124-20 400 815 301 826z">
          <text:p/>
        </draw:path>
        <draw:path draw:style-name="gr1" draw:text-style-name="P1" draw:layer="layout" svg:width="0.903cm" svg:height="0.661cm" draw:transform="skewX (0.00122173047639612) rotate (-2.15687788961459) translate (3.8856401432276cm 2.592688890543cm)" svg:viewBox="0 0 904 662" svg:d="M527 644c137-64 329-219 367-367 35-139-27-185-184-243-156-57-352-32-459-3-277 72-309 187-173 370 136 181 314 308 449 243z">
          <text:p/>
        </draw:path>
        <draw:path draw:style-name="gr1" draw:text-style-name="P1" draw:layer="layout" svg:width="0.903cm" svg:height="0.661cm" draw:transform="rotate (-2.15757602131539) translate (7.07599110710371cm 7.8944484371656cm)" svg:viewBox="0 0 904 662" svg:d="M527 644c137-64 329-219 367-368 35-139-27-185-184-242-156-57-351-32-459-3-277 72-309 187-173 370 136 181 313 308 449 243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18T15:52:24.834000000</dc:date>
    <meta:editing-duration>PT2M50S</meta:editing-duration>
    <meta:editing-cycles>3</meta:editing-cycles>
    <meta:generator>LibreOffice/24.2.4.2$Windows_X86_64 LibreOffice_project/51a6219feb6075d9a4c46691dcfe0cd9c4fff3c2</meta:generator>
    <meta:document-statistic meta:object-count="3"/>
  </office:meta>
</office:document-meta>
</file>